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3"/>
    <style:style style:name="ce15" style:family="table-cell" style:parent-style-name="Default" style:data-style-name="N113">
      <style:text-properties fo:font-size="10pt" style:font-size-asian="10pt" style:font-size-complex="10pt"/>
    </style:style>
    <style:style style:name="ce16" style:family="table-cell" style:parent-style-name="Default" style:data-style-name="N113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 style:data-style-name="N113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fié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default-cell-style-name="ce14"/>
        <table:table-column table:style-name="co4" table:default-cell-style-name="Default"/>
        <table:table-column table:style-name="co4" table:default-cell-style-name="ce14"/>
        <table:table-column table:style-name="co5" table:default-cell-style-name="ce54"/>
        <table:table-column table:style-name="co6" table:number-columns-repeated="57" table:default-cell-style-name="Default"/>
        <table:table-row table:style-name="ro1">
          <table:table-cell table:style-name="ce35" office:value-type="string" calcext:value-type="string">
            <text:p>Item</text:p>
          </table:table-cell>
          <table:table-cell table:style-name="ce35" office:value-type="string" calcext:value-type="string">
            <text:p>Qté</text:p>
          </table:table-cell>
          <table:table-cell table:style-name="ce35" office:value-type="string" calcext:value-type="string">
            <text:p>Source</text:p>
          </table:table-cell>
          <table:table-cell table:style-name="ce11" office:value-type="string" calcext:value-type="string">
            <text:p>Prix unitaire HT</text:p>
          </table:table-cell>
          <table:table-cell table:style-name="ce65" office:value-type="string" calcext:value-type="string">
            <text:p>Rabais</text:p>
          </table:table-cell>
          <table:table-cell table:style-name="ce23" office:value-type="string" calcext:value-type="string">
            <text:p>Prix HT</text:p>
          </table:table-cell>
          <table:table-cell table:style-name="ce74" office:value-type="string" calcext:value-type="string">
            <text:p>Remarques</text:p>
          </table:table-cell>
          <table:table-cell table:style-name="ce77" table:number-columns-repeated="20"/>
          <table:table-cell table:number-columns-repeated="37"/>
        </table:table-row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5" calcext:value-type="float">
            <text:p>5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6.49" calcext:value-type="currency">
            <text:p>6,49 $</text:p>
          </table:table-cell>
          <table:table-cell table:style-name="ce66"/>
          <table:table-cell table:style-name="ce24" table:formula="of:=[.B2]*[.D2]*(100%-[.E2])" office:value-type="currency" office:currency="CAD" office:value="32.45" calcext:value-type="currency">
            <text:p>32,45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3.59" calcext:value-type="currency">
            <text:p>3,59 $</text:p>
          </table:table-cell>
          <table:table-cell table:style-name="ce66"/>
          <table:table-cell table:style-name="ce24" table:formula="of:=[.B3]*[.D3]*(100%-[.E3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11.49" calcext:value-type="currency">
            <text:p>11,49 $</text:p>
          </table:table-cell>
          <table:table-cell table:style-name="ce67"/>
          <table:table-cell table:style-name="ce24" table:formula="of:=[.B4]*[.D4]*(100%-[.E4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9.75" calcext:value-type="currency">
            <text:p>9,75 $</text:p>
          </table:table-cell>
          <table:table-cell table:style-name="ce67"/>
          <table:table-cell table:style-name="ce24" table:formula="of:=[.B5]*[.D5]*(100%-[.E5])" office:value-type="currency" office:currency="CAD" office:value="9.75" calcext:value-type="currency">
            <text:p>9,75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4.99" calcext:value-type="currency">
            <text:p>4,99 $</text:p>
          </table:table-cell>
          <table:table-cell table:style-name="ce66"/>
          <table:table-cell table:style-name="ce24" table:formula="of:=[.B6]*[.D6]*(100%-[.E6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4" BT7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7.99" calcext:value-type="currency">
            <text:p>7,99 $</text:p>
          </table:table-cell>
          <table:table-cell table:style-name="ce66"/>
          <table:table-cell table:style-name="ce24" table:formula="of:=[.B7]*[.D7]*(100%-[.E7])" office:value-type="currency" office:currency="CAD" office:value="7.99" calcext:value-type="currency">
            <text:p>7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 BT4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6.69" calcext:value-type="currency">
            <text:p>6,69 $</text:p>
          </table:table-cell>
          <table:table-cell table:style-name="ce67"/>
          <table:table-cell table:style-name="ce24" table:formula="of:=[.B8]*[.D8]*(100%-[.E8])" office:value-type="currency" office:currency="CAD" office:value="6.69" calcext:value-type="currency">
            <text:p>6,6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1 1/2" ~500g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8" calcext:value-type="currency">
            <text:p>8,00 $</text:p>
          </table:table-cell>
          <table:table-cell table:style-name="ce67"/>
          <table:table-cell table:style-name="ce24" table:formula="of:=[.B9]*[.D9]*(100%-[.E9])" office:value-type="currency" office:currency="CAD" office:value="8" calcext:value-type="currency">
            <text:p>8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0.24" calcext:value-type="currency">
            <text:p>0,24 $</text:p>
          </table:table-cell>
          <table:table-cell table:style-name="ce66"/>
          <table:table-cell table:style-name="ce24" table:formula="of:=[.B10]*[.D10]*(100%-[.E10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0.07" calcext:value-type="currency">
            <text:p>0,07 $</text:p>
          </table:table-cell>
          <table:table-cell table:style-name="ce66"/>
          <table:table-cell table:style-name="ce24" table:formula="of:=[.B11]*[.D11]*(100%-[.E11])" office:value-type="currency" office:currency="CAD" office:value="1.12" calcext:value-type="currency">
            <text:p>1,12 $</text:p>
          </table:table-cell>
          <table:table-cell table:style-name="ce76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 BT1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office:value-type="currency" office:currency="CAD" office:value="5.99" calcext:value-type="currency">
            <text:p>5,99 $</text:p>
          </table:table-cell>
          <table:table-cell table:style-name="ce66"/>
          <table:table-cell table:style-name="ce24" table:formula="of:=[.B12]*[.D12]*(100%-[.E12])" office:value-type="currency" office:currency="CAD" office:value="5.99" calcext:value-type="currency">
            <text:p>5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 BT10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9.69" calcext:value-type="currency">
            <text:p>9,69 $</text:p>
          </table:table-cell>
          <table:table-cell table:style-name="ce66"/>
          <table:table-cell table:style-name="ce24" table:formula="of:=[.B13]*[.D13]*(100%-[.E13])" office:value-type="currency" office:currency="CAD" office:value="9.69" calcext:value-type="currency">
            <text:p>9,6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7.74" calcext:value-type="currency">
            <text:p>7,74 $</text:p>
          </table:table-cell>
          <table:table-cell table:style-name="ce67"/>
          <table:table-cell table:style-name="ce24" table:formula="of:=[.B14]*[.D14]*(100%-[.E14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einture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25" calcext:value-type="currency">
            <text:p>25,00 $</text:p>
          </table:table-cell>
          <table:table-cell table:style-name="ce67"/>
          <table:table-cell table:style-name="ce24" table:formula="of:=[.B15]*[.D15]*(100%-[.E15])" office:value-type="currency" office:currency="CAD" office:value="25" calcext:value-type="currency">
            <text:p>25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1 qt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(Estimation)</text:p>
          </table:table-cell>
          <table:table-cell table:style-name="ce12" office:value-type="currency" office:currency="CAD" office:value="20" calcext:value-type="currency">
            <text:p>20,00 $</text:p>
          </table:table-cell>
          <table:table-cell table:style-name="ce67"/>
          <table:table-cell table:style-name="ce24" table:formula="of:=[.B16]*[.D16]*(100%-[.E16])" office:value-type="currency" office:currency="CAD" office:value="20" calcext:value-type="currency">
            <text:p>2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15"/>
          <table:covered-table-cell table:style-name="ce68"/>
          <table:table-cell table:style-name="ce25" table:formula="of:=SUM([.F2:.F16])" office:value-type="currency" office:currency="CAD" office:value="169.82" calcext:value-type="currency">
            <text:p>169,8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7]*5%" office:value-type="currency" office:currency="CAD" office:value="8.491" calcext:value-type="currency">
            <text:p>8,49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7]*9.975%" office:value-type="currency" office:currency="CAD" office:value="16.939545" calcext:value-type="currency">
            <text:p>16,94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SUM([.F17:.F19])" office:value-type="currency" office:currency="CAD" office:value="195.250545" calcext:value-type="currency">
            <text:p>195,25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17"/>
          <table:table-cell table:style-name="ce69"/>
          <table:table-cell table:style-name="ce26"/>
          <table:table-cell table:number-columns-repeated="58"/>
        </table:table-row>
        <table:table-row table:style-name="ro2" table:number-rows-repeated="1047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QC" table:style-name="ta1"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default-cell-style-name="ce14"/>
        <table:table-column table:style-name="co4" table:default-cell-style-name="Default"/>
        <table:table-column table:style-name="co4" table:default-cell-style-name="ce14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11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23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6.49" calcext:value-type="currency">
            <text:p>6,49 $</text:p>
          </table:table-cell>
          <table:table-cell table:style-name="ce66"/>
          <table:table-cell table:style-name="ce24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12"/>
          <table:table-cell table:style-name="ce66"/>
          <table:table-cell table:style-name="ce24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3.59" calcext:value-type="currency">
            <text:p>3,59 $</text:p>
          </table:table-cell>
          <table:table-cell table:style-name="ce66"/>
          <table:table-cell table:style-name="ce24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11.49" calcext:value-type="currency">
            <text:p>11,49 $</text:p>
          </table:table-cell>
          <table:table-cell table:style-name="ce67"/>
          <table:table-cell table:style-name="ce24" table:formula="of:=[.B5]*[.D5]*(100%-[.E5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12"/>
          <table:table-cell table:style-name="ce67"/>
          <table:table-cell table:style-name="ce24" table:formula="of:=[.B6]*[.D6]*(100%-[.E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4.99" calcext:value-type="currency">
            <text:p>4,99 $</text:p>
          </table:table-cell>
          <table:table-cell table:style-name="ce66"/>
          <table:table-cell table:style-name="ce24" table:formula="of:=[.B7]*[.D7]*(100%-[.E7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6"/>
          <table:table-cell table:style-name="ce24" table:formula="of:=[.B8]*[.D8]*(100%-[.E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7"/>
          <table:table-cell table:style-name="ce24" table:formula="of:=[.B9]*[.D9]*(100%-[.E9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vrillés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7"/>
          <table:table-cell table:style-name="ce24" table:formula="of:=[.B10]*[.D10]*(100%-[.E10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0.24" calcext:value-type="currency">
            <text:p>0,24 $</text:p>
          </table:table-cell>
          <table:table-cell table:style-name="ce66"/>
          <table:table-cell table:style-name="ce24" table:formula="of:=[.B11]*[.D11]*(100%-[.E11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6"/>
          <table:table-cell table:style-name="ce24" table:formula="of:=[.B12]*[.D12]*(100%-[.E12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12" office:value-type="currency" office:currency="CAD" office:value="0.07" calcext:value-type="currency">
            <text:p>0,07 $</text:p>
          </table:table-cell>
          <table:table-cell table:style-name="ce66"/>
          <table:table-cell table:style-name="ce24" table:formula="of:=[.B13]*[.D13]*(100%-[.E13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24" table:formula="of:=[.B14]*[.D14]*(100%-[.E14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6"/>
          <table:table-cell table:style-name="ce24" table:formula="of:=[.B15]*[.D15]*(100%-[.E15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Home Depot</text:p>
          </table:table-cell>
          <table:table-cell table:style-name="ce12" office:value-type="currency" office:currency="CAD" office:value="7.74" calcext:value-type="currency">
            <text:p>7,74 $</text:p>
          </table:table-cell>
          <table:table-cell table:style-name="ce67"/>
          <table:table-cell table:style-name="ce24" table:formula="of:=[.B16]*[.D16]*(100%-[.E16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12" office:value-type="currency" office:currency="CAD" office:value="5" calcext:value-type="currency">
            <text:p>5,00 $</text:p>
          </table:table-cell>
          <table:table-cell table:style-name="ce67"/>
          <table:table-cell table:style-name="ce24" table:formula="of:=[.B17]*[.D17]*(100%-[.E17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12"/>
          <table:table-cell table:style-name="ce67"/>
          <table:table-cell table:style-name="ce24" table:formula="of:=[.B18]*[.D18]*(100%-[.E1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15"/>
          <table:covered-table-cell table:style-name="ce68"/>
          <table:table-cell table:style-name="ce25" table:formula="of:=SUM([.F2:.F18])" office:value-type="currency" office:currency="CAD" office:value="74.52" calcext:value-type="currency">
            <text:p>74,5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9]*5%" office:value-type="currency" office:currency="CAD" office:value="3.726" calcext:value-type="currency">
            <text:p>3,73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[.F19]*9.975%" office:value-type="currency" office:currency="CAD" office:value="7.43337" calcext:value-type="currency">
            <text:p>7,43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16"/>
          <table:covered-table-cell table:style-name="ce68"/>
          <table:table-cell table:style-name="ce25" table:formula="of:=SUM([.F19:.F21])" office:value-type="currency" office:currency="CAD" office:value="85.67937" calcext:value-type="currency">
            <text:p>85,68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17"/>
          <table:table-cell table:style-name="ce69"/>
          <table:table-cell table:style-name="ce26"/>
          <table:table-cell table:number-columns-repeated="58"/>
        </table:table-row>
        <table:table-row table:style-name="ro2" table:number-rows-repeated="1047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2" loext:min-decimal-places="2" number:min-integer-digits="1"/>
      <number:text>%</number:text>
    </number:percentage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00-00-00</text:date>, <text:time style:data-style-name="N2" text:time-value="21:53:44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6H4M51S</meta:editing-duration>
    <meta:editing-cycles>211</meta:editing-cycles>
    <dc:title>WB1-MFG-001 MOD 1. Coût des produits vendus</dc:title>
    <meta:initial-creator>Clément Hamel</meta:initial-creator>
    <meta:creation-date>2020-08-18T19:39:57.451000000</meta:creation-date>
    <dc:date>2020-11-10T21:53:58.170000000</dc:date>
    <dc:creator>Clément Hamel</dc:creator>
    <meta:document-statistic meta:table-count="2" meta:cell-count="174" meta:object-count="0"/>
  </office:meta>
</office:document-meta>
</file>